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left"/>
    </style:style>
    <style:style style:name="Table2.A" style:family="table-column">
      <style:table-column-properties style:column-width="0.5882in"/>
    </style:style>
    <style:style style:name="Table2.B" style:family="table-column">
      <style:table-column-properties style:column-width="0.4486in"/>
    </style:style>
    <style:style style:name="Table2.C" style:family="table-column">
      <style:table-column-properties style:column-width="1.475in"/>
    </style:style>
    <style:style style:name="Table2.D" style:family="table-column">
      <style:table-column-properties style:column-width="5.7882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D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D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officeooo:rsid="00651e67" officeooo:paragraph-rsid="00651e67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51e67" officeooo:paragraph-rsid="00651e6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7e6b6" officeooo:paragraph-rsid="0057e6b6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9bf1e" officeooo:paragraph-rsid="00651e6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1e67" officeooo:paragraph-rsid="00651e6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7e6b6" officeooo:paragraph-rsid="0057e6b6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9eb30" officeooo:paragraph-rsid="0059eb3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8580a" officeooo:paragraph-rsid="0058580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8580a" officeooo:paragraph-rsid="00621c7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45eea0" officeooo:paragraph-rsid="00621c7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c4fb9" officeooo:paragraph-rsid="005c4fb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9bf1e" officeooo:paragraph-rsid="0059bf1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1e67" officeooo:paragraph-rsid="00651e6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73ae" officeooo:paragraph-rsid="006673a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59eb30" officeooo:paragraph-rsid="0059eb30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6673ae" officeooo:paragraph-rsid="006673ae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12pt" officeooo:rsid="00651e67" officeooo:paragraph-rsid="00651e67" style:font-size-asian="12pt" style:font-size-complex="12pt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4673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59eb30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" style:family="text">
      <style:text-properties style:text-line-through-style="none" style:text-line-through-type="none" style:font-name="DejaVu Sans Condensed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style:text-underline-style="none" fo:font-weight="normal" officeooo:rsid="00571155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officeooo:rsid="0035db3e"/>
    </style:style>
    <style:style style:name="T12" style:family="text">
      <style:text-properties officeooo:rsid="005eaec1"/>
    </style:style>
    <style:style style:name="T13" style:family="text">
      <style:text-properties officeooo:rsid="0064673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6673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11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1</text:span><text:span text:style-name="T1"> -</text:span><text:span text:style-name="T2"> </text:span><text:span text:style-name="T3">A2A</text:span><text:span text:style-name="T2"> -</text:span><text:span text:style-name="T1"> </text:span><text:span text:style-name="T3">Radar </text:span><text:span text:style-name="T4">display and settings</text:span></text:p>
      <text:p text:style-name="P6"/>
      <text:p text:style-name="P7">Radar <text:span text:style-name="T13">display and settings</text:span></text:p>
      <text:list xml:id="list530019229" text:style-name="L1">
        <text:list-item>
          <text:p text:style-name="P10"><text:span text:style-name="T7">Upper left text</text:span><text:span text:style-name="T5"> shows </text:span><text:span text:style-name="T7">BRA</text:span><text:span text:style-name="T5"> </text:span><text:span text:style-name="T6">(bearing on top, range below) </text:span><text:span text:style-name="T5">to TDC cursor (aka "ack symbols", "</text:span><text:span text:style-name="T7">| <text:s/>|</text:span><text:span text:style-name="T5">")</text:span></text:p>
        </text:list-item>
        <text:list-item>
          <text:p text:style-name="P11">Top line of text shows locked target's speed, aspect, and heading.</text:p>
        </text:list-item>
        <text:list-item>
          <text:p text:style-name="P12"><text:span text:style-name="T14">Bottom left text</text:span> shows <text:span text:style-name="T14">bullseye bearing/range</text:span> to <text:span text:style-name="T15">TDC </text:span>cursor</text:p>
        </text:list-item>
        <text:list-item>
          <text:p text:style-name="P11">Bottom line of text shows ownship ground speed on left, airspeed on right.</text:p>
        </text:list-item>
        <text:list-item>
          <text:p text:style-name="P12">May have to change channel letter/number to deconflict radar freqs. <text:s/>(T1 and T2 OSBs) <text:s/>One flight would typically be one one letter, with flight members on different numbers.</text:p>
        </text:list-item>
        <text:list-item>
          <text:p text:style-name="P13">Number on the right of the TDC cursor are top and bottom altitudes of radar scan at the TDC cursor distance.</text:p>
        </text:list-item>
        <text:list-item>
          <text:p text:style-name="P14">Number on left side of TDC cursor when hovering over a target shows target's altitude.</text:p>
        </text:list-item>
        <text:list-item>
          <text:p text:style-name="P18">Targets are shown as a solid square or triangle. <text:s/>Square means low closure rate, triangle pointing down means coming toward you, pointing up means going away from you.</text:p>
        </text:list-item>
        <text:list-item>
          <text:p text:style-name="P15">TWS doesn't track targets through the notch as well as STT does.</text:p>
        </text:list-item>
        <text:list-item>
          <text:p text:style-name="P19"><text:span text:style-name="T9">C</text:span><text:span text:style-name="T8">aret at top of scope indicates targets that are beyond currently shown range.</text:span></text:p>
        </text:list-item>
        <text:list-item>
          <text:p text:style-name="P20"><text:span text:style-name="T10">Hollow triangles</text:span><text:span text:style-name="T8"> are </text:span><text:span text:style-name="T10">steerpoints</text:span><text:span text:style-name="T8">.</text:span></text:p>
        </text:list-item>
        <text:list-item>
          <text:p text:style-name="P16">Typical config:</text:p>
          <text:list>
            <text:list-item>
              <text:p text:style-name="P16">Long range scan: 4-bar, 120 deg, INLV, FS 1, GMTR CHAF</text:p>
            </text:list-item>
            <text:list-item>
              <text:p text:style-name="P16">Shorter range scan: 6-bar, 60 deg, INVL, FS 1, GMTR CHAF</text:p>
            </text:list-item>
          </text:list>
        </text:list-item>
        <text:list-item>
          <text:p text:style-name="P17">Settings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OSB</text:p>
          </table:table-cell>
          <table:table-cell table:style-name="Table2.A1" office:value-type="string">
            <text:p text:style-name="P5">Values</text:p>
          </table:table-cell>
          <table:table-cell table:style-name="Table2.D1" office:value-type="string">
            <text:p text:style-name="P5">Function</text:p>
          </table:table-cell>
        </table:table-row>
        <table:table-row>
          <table:table-cell table:style-name="Table2.A2" office:value-type="string">
            <text:p text:style-name="P4"><text:span text:style-name="T15">EL (</text:span>Bars<text:span text:style-name="T15">)</text:span></text:p>
          </table:table-cell>
          <table:table-cell table:style-name="Table2.A2" office:value-type="string">
            <text:p text:style-name="P4">L2</text:p>
          </table:table-cell>
          <table:table-cell table:style-name="Table2.A2" office:value-type="string">
            <text:p text:style-name="P4">1, 2, 4, 6, or 8</text:p>
          </table:table-cell>
          <table:table-cell table:style-name="Table2.D2" office:value-type="string">
            <text:p text:style-name="P4">Total elevation range of radar</text:p>
          </table:table-cell>
        </table:table-row>
        <table:table-row>
          <table:table-cell table:style-name="Table2.A2" office:value-type="string">
            <text:p text:style-name="P4">FS</text:p>
          </table:table-cell>
          <table:table-cell table:style-name="Table2.A2" office:value-type="string">
            <text:p text:style-name="P4"><text:span text:style-name="T15">L</text:span>3</text:p>
          </table:table-cell>
          <table:table-cell table:style-name="Table2.A2" office:value-type="string">
            <text:p text:style-name="P4">0, 1, 2</text:p>
          </table:table-cell>
          <table:table-cell table:style-name="Table2.D2" office:value-type="string">
            <text:p text:style-name="P4">Frame Store -- Number of full scans after which a contact will be cleared if not detected again.</text:p>
          </table:table-cell>
        </table:table-row>
        <table:table-row>
          <table:table-cell table:style-name="Table2.A2" office:value-type="string">
            <text:p text:style-name="P4">GMTR</text:p>
          </table:table-cell>
          <table:table-cell table:style-name="Table2.A2" office:value-type="string">
            <text:p text:style-name="P4">L<text:span text:style-name="T15">4</text:span></text:p>
          </table:table-cell>
          <table:table-cell table:style-name="Table2.A2" office:value-type="string">
            <text:p text:style-name="P4">LO, MED, HI, CHAF</text:p>
          </table:table-cell>
          <table:table-cell table:style-name="Table2.D2" office:value-type="string">
            <text:p text:style-name="P4">Ground Moving Target Rejection</text:p>
            <text:p text:style-name="P8">LO <text:span text:style-name="T12">- 45 kts, </text:span>may show false targets or ground targets</text:p>
            <text:p text:style-name="P8">MED<text:span text:style-name="T12"> - 63 kts</text:span></text:p>
            <text:p text:style-name="P8">HI<text:span text:style-name="T12"> - 87 kts</text:span></text:p>
            <text:p text:style-name="P8">CHAF <text:span text:style-name="T12">- 95 kts, </text:span>may eliminate helicopters or slow targets</text:p>
          </table:table-cell>
        </table:table-row>
        <table:table-row>
          <table:table-cell table:style-name="Table2.A2" office:value-type="string">
            <text:p text:style-name="P4">PRF</text:p>
          </table:table-cell>
          <table:table-cell table:style-name="Table2.A2" office:value-type="string">
            <text:p text:style-name="P4">B1</text:p>
          </table:table-cell>
          <table:table-cell table:style-name="Table2.A2" office:value-type="string">
            <text:p text:style-name="P4">HI, MED, INLV</text:p>
          </table:table-cell>
          <table:table-cell table:style-name="Table2.D2" office:value-type="string">
            <text:p text:style-name="P4">HI PRF -- long range, large targets, closing targets</text:p>
            <text:p text:style-name="P4">MED PRF -- shorter range (80 nmi max), smaller targets, low altitude targets, chasing targets</text:p>
          </table:table-cell>
        </table:table-row>
        <table:table-row>
          <table:table-cell table:style-name="Table2.A2" office:value-type="string">
            <text:p text:style-name="P4">RGH</text:p>
          </table:table-cell>
          <table:table-cell table:style-name="Table2.A2" office:value-type="string">
            <text:p text:style-name="P4">B2</text:p>
          </table:table-cell>
          <table:table-cell table:style-name="Table2.A2" office:value-type="string">
            <text:p text:style-name="P4">on/off</text:p>
          </table:table-cell>
          <table:table-cell table:style-name="Table2.D2" office:value-type="string">
            <text:p text:style-name="P4">Range Gate High -- Special PRF mode between MED and HI. <text:s/>Rarely used??</text:p>
          </table:table-cell>
        </table:table-row>
        <table:table-row>
          <table:table-cell table:style-name="Table2.A2" office:value-type="string">
            <text:p text:style-name="P4">VCTR</text:p>
          </table:table-cell>
          <table:table-cell table:style-name="Table2.A2" office:value-type="string">
            <text:p text:style-name="P4">B3</text:p>
          </table:table-cell>
          <table:table-cell table:style-name="Table2.A2" office:value-type="string">
            <text:p text:style-name="P4">on/off</text:p>
          </table:table-cell>
          <table:table-cell table:style-name="Table2.D2" office:value-type="string">
            <text:p text:style-name="P4">Vector search -- Very slow search mode for small RCS targets or very long range.</text:p>
          </table:table-cell>
        </table:table-row>
        <table:table-row>
          <table:table-cell table:style-name="Table2.A2" office:value-type="string">
            <text:p text:style-name="P4">ENTER</text:p>
          </table:table-cell>
          <table:table-cell table:style-name="Table2.A2" office:value-type="string">
            <text:p text:style-name="P4">B5</text:p>
          </table:table-cell>
          <table:table-cell table:style-name="Table2.A2" office:value-type="string">
            <text:p text:style-name="P4">--</text:p>
          </table:table-cell>
          <table:table-cell table:style-name="Table2.D2" office:value-type="string">
            <text:p text:style-name="P4">Saves current radar settings to MRM or SRM mode (whichever is selected) as its new default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8-16T02:50:19.447000000</dc:date>
    <meta:editing-duration>P1DT1H53M41S</meta:editing-duration>
    <meta:editing-cycles>77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0" meta:word-count="404" meta:character-count="2091" meta:non-whitespace-character-count="1757"/>
  </office:meta>
</office:document-meta>
</file>